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style="italic" fo:font-weight="normal" officeooo:paragraph-rsid="00061406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normal" officeooo:paragraph-rsid="0006140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0614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hyphenation-ladder-count="no-limit" style:text-autospace="none"/>
      <style:text-properties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  <style:text-properties officeooo:paragraph-rsid="00061406"/>
    </style:style>
    <style:style style:name="P8" style:family="paragraph" style:parent-style-name="Standard">
      <style:paragraph-properties fo:text-align="justify" style:justify-single-word="false"/>
      <style:text-properties officeooo:paragraph-rsid="0008ade6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11" style:family="paragraph" style:parent-style-name="Standard">
      <style:paragraph-properties fo:text-align="justify" style:justify-single-word="false" fo:hyphenation-ladder-count="no-limit" style:text-autospace="none"/>
      <style:text-properties style:font-name="Times New Roman" fo:font-size="14pt" fo:language="ru" fo:country="RU" style:letter-kerning="true" style:font-name-asian="Times New Roman" style:font-size-asian="14pt" style:language-asian="ru" style:country-asian="RU" style:font-name-complex="Times New Roman" style:font-size-complex="14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paragraph-rsid="0007db77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61406" officeooo:paragraph-rsid="00061406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61406" officeooo:paragraph-rsid="0008ade6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61406" officeooo:paragraph-rsid="000a7ca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063956" officeooo:paragraph-rsid="00063956"/>
    </style:style>
    <style:style style:name="P18" style:family="paragraph" style:parent-style-name="Standard">
      <style:paragraph-properties fo:text-align="justify" style:justify-single-word="false"/>
      <style:text-properties officeooo:rsid="00063956" officeooo:paragraph-rsid="0007db77"/>
    </style:style>
    <style:style style:name="P19" style:family="paragraph" style:parent-style-name="Standard">
      <style:paragraph-properties fo:text-align="justify" style:justify-single-word="false"/>
      <style:text-properties officeooo:rsid="00063956" officeooo:paragraph-rsid="000b507a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weight="normal" officeooo:paragraph-rsid="00061406" style:font-weight-asian="normal" style:font-weight-complex="normal"/>
    </style:style>
    <style:style style:name="P24" style:family="paragraph" style:parent-style-name="Standard">
      <style:paragraph-properties fo:margin-left="2.4583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5" style:family="paragraph" style:parent-style-name="Standard">
      <style:paragraph-properties fo:margin-left="2.4583in" fo:margin-right="0in" fo:margin-top="0in" fo:margin-bottom="0in" loext:contextual-spacing="false" fo:text-align="end" style:justify-single-word="false" fo:text-indent="0in" style:auto-text-indent="false"/>
      <style:text-properties officeooo:paragraph-rsid="00061406"/>
    </style:style>
    <style:style style:name="P26" style:family="paragraph" style:parent-style-name="Standard">
      <style:paragraph-properties fo:margin-left="0in" fo:margin-right="2.6571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7" style:family="paragraph" style:parent-style-name="Standard">
      <style:paragraph-properties fo:margin-left="0in" fo:margin-right="-0.0008in" fo:margin-top="0in" fo:margin-bottom="0in" loext:contextual-spacing="false" fo:text-align="end" style:justify-single-word="false" fo:text-indent="0in" style:auto-text-indent="false">
        <style:tab-stops>
          <style:tab-stop style:position="6.4965in"/>
        </style:tab-stops>
      </style:paragraph-properties>
      <style:text-properties fo:font-size="14pt" fo:language="ru" fo:country="RU" officeooo:paragraph-rsid="00061406" style:font-size-asian="14pt" style:font-size-complex="14pt"/>
    </style:style>
    <style:style style:name="P28" style:family="paragraph" style:parent-style-name="Standard">
      <style:paragraph-properties fo:margin-left="2.8547in" fo:margin-right="0in" fo:margin-top="0in" fo:margin-bottom="0in" loext:contextual-spacing="false" fo:text-indent="0in" style:auto-text-indent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29" style:family="paragraph" style:parent-style-name="Standard">
      <style:paragraph-properties fo:margin-left="4.9165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30" style:family="paragraph" style:parent-style-name="Standard">
      <style:paragraph-properties fo:margin-left="0in" fo:margin-right="2.7555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061406" style:font-name-asian="Times New Roman1" style:font-size-asian="14pt" style:language-asian="ru" style:country-asian="RU" style:font-size-complex="14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bold" officeooo:rsid="00061406" officeooo:paragraph-rsid="00061406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u" fo:country="RU" officeooo:paragraph-rsid="000d6f2e" style:font-name-asian="Times New Roman1" style:font-size-asian="14pt" style:language-asian="ru" style:country-asian="RU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0d6f2e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font-style="italic" fo:font-weight="bold" officeooo:paragraph-rsid="000d6f2e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paragraph-rsid="000d6f2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00d6f2e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d6f2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08ade6" style:font-size-asian="14pt" style:font-size-complex="14pt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Times New Roman" fo:font-size="14pt" fo:language="ru" fo:country="RU" style:letter-kerning="tru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T9" style:family="text">
      <style:text-properties style:font-name="Times New Roman" fo:font-size="14pt" fo:language="ru" fo:country="RU" officeooo:rsid="0008ade6" style:font-size-asian="14pt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officeooo:rsid="00061406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officeooo:rsid="0008ade6" style:font-size-asian="14pt" style:font-weight-asian="bold" style:font-name-complex="Times New Roman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style:letter-kerning="true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style:font-name="Times New Roman" fo:font-size="14pt" fo:language="ru" fo:country="RU" fo:font-style="italic" style:font-name-asian="Times New Roman1" style:font-size-asian="14pt" style:language-asian="ru" style:country-asian="RU" style:font-style-asian="italic" style:font-size-complex="14pt" style:font-style-complex="italic"/>
    </style:style>
    <style:style style:name="T16" style:family="text">
      <style:text-properties style:font-name="Times New Roman" fo:font-size="14pt" style:letter-kerning="tru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7" style:family="text">
      <style:text-properties style:font-name="Times New Roman" fo:font-size="14pt" style:font-size-asian="14pt" style:font-name-complex="Times New Roman" style:font-size-complex="14pt"/>
    </style:style>
    <style:style style:name="T18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size-complex="14pt" style:font-weight-complex="bold"/>
    </style:style>
    <style:style style:name="T20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size-complex="14pt" style:font-style-complex="italic"/>
    </style:style>
    <style:style style:name="T21" style:family="text">
      <style:text-properties style:font-name="Times New Roman" fo:font-size="14pt" fo:language="en" fo:country="US" style:font-name-asian="Times New Roman1" style:font-size-asian="14pt" style:language-asian="ru" style:country-asian="RU" style:font-size-complex="14pt" style:font-weight-complex="bold"/>
    </style:style>
    <style:style style:name="T22" style:family="text">
      <style:text-properties style:font-name="Times New Roman" officeooo:rsid="00061406" style:font-name-asian="Times New Roman1" style:language-asian="ru" style:country-asian="RU" style:font-weight-complex="bold"/>
    </style:style>
    <style:style style:name="T23" style:family="text">
      <style:text-properties style:text-position="super 58%" style:font-name="Times New Roman" fo:font-size="14pt" fo:language="ru" fo:country="RU" style:font-size-asian="14pt" style:font-name-complex="Times New Roman" style:font-size-complex="14pt"/>
    </style:style>
    <style:style style:name="T24" style:family="text">
      <style:text-properties style:text-position="sub 58%" style:font-name="Times New Roman" fo:font-size="14pt" fo:language="ru" fo:country="RU" style:font-size-asian="14pt" style:font-name-complex="Times New Roman" style:font-size-complex="14pt" style:font-weight-complex="bold"/>
    </style:style>
    <style:style style:name="T25" style:family="text">
      <style:text-properties style:text-position="sub 58%" style:font-name="Times New Roman" fo:font-size="14pt" style:font-size-asian="14pt" style:font-name-complex="Times New Roman" style:font-size-complex="14pt" style:font-weight-complex="bold"/>
    </style:style>
    <style:style style:name="T26" style:family="text">
      <style:text-properties style:use-window-font-color="true" style:font-name="Times New Roman" fo:font-size="14pt" fo:language="ru" fo:country="RU" style:letter-kerning="true" style:font-name-asian="Noto Sans CJK SC Regular1" style:font-size-asian="14pt" style:language-asian="zh" style:country-asian="CN" style:font-name-complex="Times New Roman" style:font-size-complex="14pt" style:language-complex="hi" style:country-complex="IN" style:font-weight-complex="bold"/>
    </style:style>
    <style:style style:name="T27" style:family="text">
      <style:text-properties style:font-name="Calibri" fo:font-size="14pt" fo:language="ru" fo:country="RU" style:font-size-asian="14pt" style:font-name-complex="Calibri" style:font-size-complex="14pt" style:font-weight-complex="bold"/>
    </style:style>
    <style:style style:name="T28" style:family="text">
      <style:text-properties officeooo:rsid="000833cf"/>
    </style:style>
    <style:style style:name="T29" style:family="text">
      <style:text-properties officeooo:rsid="0008ade6"/>
    </style:style>
    <style:style style:name="T30" style:family="text">
      <style:text-properties officeooo:rsid="0008ade6" style:letter-kerning="true" style:font-name-asian="Times New Roman" style:language-asian="ru" style:country-asian="RU" style:language-complex="ar" style:country-complex="SA"/>
    </style:style>
    <style:style style:name="T31" style:family="text">
      <style:text-properties officeooo:rsid="000a7ca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d6f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Университет ИТМО</text:p>
      <text:p text:style-name="P33">Кафедра фотоники и оптоинформатики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6"><text:span text:style-name="T4">Лабораторная работа 1</text:span></text:p>
      <text:p text:style-name="P34"/>
      <text:p text:style-name="P34">Основы языка программирования Python. Решение систем линейных уравнений. Моделирование случайных процессов.</text:p>
      <text:p text:style-name="P35"/>
      <text:p text:style-name="P35"/>
      <text:p text:style-name="P35"/>
      <text:p text:style-name="P35"/>
      <text:p text:style-name="P33">Выполнил<text:span text:style-name="T33">а</text:span>: <text:s/><text:span text:style-name="T33">Н.Ю. Екимова</text:span></text:p>
      <text:p text:style-name="P33"/>
      <text:p text:style-name="P33">Группа <text:span text:style-name="T33">v4102</text:span></text:p>
      <text:p text:style-name="P33">Преподаватель: Д. Р. Гулевич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Санкт-Петербург</text:p>
      <text:p text:style-name="P33">2018</text:p>
      <text:p text:style-name="P32"/>
      <text:p text:style-name="P4"><text:soft-page-break/><text:tab/>Цель работы: </text:p>
      <text:p text:style-name="P7"><text:span text:style-name="T2"><text:tab/></text:span><text:span text:style-name="T3">Н</text:span><text:span text:style-name="T2">аучиться применять методы решения систем линейных алгебраических уравнений для решения динамических задач математической физики. Получить навыки программирования на языке высокого уровня </text:span><text:span text:style-name="T1">Python</text:span><text:span text:style-name="T2">.</text:span></text:p>
      <text:p text:style-name="P3"/>
      <text:p text:style-name="P3"><text:tab/>Задачи:</text:p>
      <text:p text:style-name="P6"><text:span text:style-name="T14">1. </text:span><text:span text:style-name="T6">На языке </text:span><text:span text:style-name="T16">Python</text:span><text:span text:style-name="T6"> написать функцию возвращающую объем цилиндра с заданными радиусом </text:span><text:span text:style-name="T16">R</text:span><text:span text:style-name="T6"> и </text:span><text:span text:style-name="T16">L</text:span><text:span text:style-name="T6">.</text:span></text:p>
      <text:p text:style-name="P11"/>
      <text:p text:style-name="P6"><text:span text:style-name="T14">2. </text:span><text:span text:style-name="T6">Пользуясь методами из модуля </text:span><text:span text:style-name="T16">scipy</text:span><text:span text:style-name="T6">.</text:span><text:span text:style-name="T16">optimize</text:span><text:span text:style-name="T6"> </text:span><text:span text:style-name="T7">найти корень функции </text:span><text:span text:style-name="T17">f</text:span><text:span text:style-name="T7">(</text:span><text:span text:style-name="T17">x</text:span><text:span text:style-name="T7">)=</text:span><text:span text:style-name="T17">cosx</text:span><text:span text:style-name="T7">/1+</text:span><text:span text:style-name="T17">x</text:span><text:span text:style-name="T23">2 </text:span></text:p>
      <text:p text:style-name="P5"><text:span text:style-name="T8">на промежутке [0.1,2.4]. Сравнить скорость расчета различными методами: методом деления отрезка (</text:span><text:span text:style-name="T18">scipy</text:span><text:span text:style-name="T8">.</text:span><text:span text:style-name="T18">optimize</text:span><text:span text:style-name="T8">.</text:span><text:span text:style-name="T18">bisect</text:span><text:span text:style-name="T8">), методом Ньютона (</text:span><text:span text:style-name="T18">scipy</text:span><text:span text:style-name="T8">.</text:span><text:span text:style-name="T18">optimize</text:span><text:span text:style-name="T8">.</text:span><text:span text:style-name="T18">netwon</text:span><text:span text:style-name="T8"> с заданием производной), методом секущих (</text:span><text:span text:style-name="T18">scipy</text:span><text:span text:style-name="T8">.</text:span><text:span text:style-name="T18">optimize</text:span><text:span text:style-name="T8">.</text:span><text:span text:style-name="T18">netwon</text:span><text:span text:style-name="T8">) и методом Брента (</text:span><text:span text:style-name="T18">scipy</text:span><text:span text:style-name="T8">.</text:span><text:span text:style-name="T18">optimize</text:span><text:span text:style-name="T8">.</text:span><text:span text:style-name="T18">brentq</text:span><text:span text:style-name="T8">)</text:span></text:p>
      <text:p text:style-name="P10"/>
      <text:p text:style-name="P5"><text:span text:style-name="T11">3. <text:s/></text:span><text:span text:style-name="T8">С использованием функции решения системы ЛУ из модуля </text:span><text:span text:style-name="T18">scipy</text:span><text:span text:style-name="T8">.</text:span><text:span text:style-name="T18">linalg</text:span><text:span text:style-name="T8"> решить систему:</text:span></text:p>
      <text:p text:style-name="P5"><text:span text:style-name="T10"><text:s text:c="66"/></text:span><text:span text:style-name="T8">Х</text:span><text:span text:style-name="T24">0</text:span><text:span text:style-name="T8">=0,</text:span></text:p>
      <text:p text:style-name="P5"><text:span text:style-name="T10"><text:s text:c="57"/></text:span><text:span text:style-name="T8">Х</text:span><text:span text:style-name="T24">1</text:span><text:span text:style-name="T8">+ Х</text:span><text:span text:style-name="T24">0 </text:span><text:span text:style-name="T8">= 1,</text:span></text:p>
      <text:p text:style-name="P5"><text:span text:style-name="T10"><text:s text:c="50"/></text:span><text:span text:style-name="T8">Х</text:span><text:span text:style-name="T24">2</text:span><text:span text:style-name="T8"> +Х</text:span><text:span text:style-name="T24">1</text:span><text:span text:style-name="T8"> +Х</text:span><text:span text:style-name="T24">0 </text:span><text:span text:style-name="T8">= 2,</text:span></text:p>
      <text:p text:style-name="P5"><text:span text:style-name="T10"><text:s text:c="42"/></text:span><text:span text:style-name="T8">Х</text:span><text:span text:style-name="T24">3</text:span><text:span text:style-name="T8"> +Х</text:span><text:span text:style-name="T24">2</text:span><text:span text:style-name="T8"> +Х</text:span><text:span text:style-name="T24">1</text:span><text:span text:style-name="T8"> +Х</text:span><text:span text:style-name="T24">0 </text:span><text:span text:style-name="T8">= 3,</text:span></text:p>
      <text:p text:style-name="P9"><text:s text:c="63"/>…</text:p>
      <text:p text:style-name="P5"><text:span text:style-name="T10"><text:s text:c="46"/></text:span><text:span text:style-name="T8">Х</text:span><text:span text:style-name="T25">n</text:span><text:span text:style-name="T8"> +Х</text:span><text:span text:style-name="T24">n-1</text:span><text:span text:style-name="T8"> +Х</text:span><text:span text:style-name="T24">n-2 </text:span><text:span text:style-name="T8">= </text:span><text:span text:style-name="T18">n</text:span></text:p>
      <text:p text:style-name="P10"/>
      <text:p text:style-name="P5"><text:span text:style-name="T18">N</text:span><text:span text:style-name="T8">=100</text:span></text:p>
      <text:p text:style-name="P10"/>
      <text:p text:style-name="P5"><text:span text:style-name="T11">4. </text:span><text:span text:style-name="T8">Случайная матрица А размера </text:span><text:span text:style-name="T18">N</text:span><text:span text:style-name="T8"> </text:span><text:span text:style-name="T18">x</text:span><text:span text:style-name="T8"> </text:span><text:span text:style-name="T18">N</text:span><text:span text:style-name="T8"> с </text:span><text:span text:style-name="T18">N</text:span><text:span text:style-name="T8">=50 задана выражением на языке</text:span><text:span text:style-name="T2"> </text:span><text:span text:style-name="T1">Python</text:span><text:span text:style-name="T2">:</text:span><text:span text:style-name="T8"> <text:s/></text:span><text:span text:style-name="T18">A</text:span><text:span text:style-name="T8"> = </text:span><text:span text:style-name="T18">np</text:span><text:span text:style-name="T8">.</text:span><text:span text:style-name="T18">random</text:span><text:span text:style-name="T8">.</text:span><text:span text:style-name="T18">random</text:span><text:span text:style-name="T8">((</text:span><text:span text:style-name="T18">N</text:span><text:span text:style-name="T8">,</text:span><text:span text:style-name="T18">N</text:span><text:span text:style-name="T8">))</text:span></text:p>
      <text:p text:style-name="P5"><text:span text:style-name="T8">З</text:span><text:span text:style-name="T26">ависящ</text:span><text:span text:style-name="T8">ей от времени </text:span><text:span text:style-name="T18">t</text:span><text:span text:style-name="T8"> вектор </text:span><text:span text:style-name="T18">b</text:span><text:span text:style-name="T8">(</text:span><text:span text:style-name="T18">t</text:span><text:span text:style-name="T8">) = {</text:span><text:span text:style-name="T18">b</text:span><text:span text:style-name="T25">k</text:span><text:span text:style-name="T8">(</text:span><text:span text:style-name="T18">t</text:span><text:span text:style-name="T8">)} дается формулой: </text:span><text:span text:style-name="T18">b</text:span><text:span text:style-name="T25">k</text:span><text:span text:style-name="T8">(</text:span><text:span text:style-name="T18">t</text:span><text:span text:style-name="T8">)=</text:span><text:span text:style-name="T18">k</text:span><text:span text:style-name="T8">/(1+</text:span><text:span text:style-name="T18">kt</text:span><text:span text:style-name="T8">)</text:span></text:p>
      <text:p text:style-name="P5"><text:span text:style-name="T8">Найти изменение вектора </text:span><text:span text:style-name="T18">x</text:span><text:span text:style-name="T8">(</text:span><text:span text:style-name="T18">t</text:span><text:span text:style-name="T8">) на промежутке </text:span><text:span text:style-name="T18">t</text:span><text:span text:style-name="T25">start</text:span><text:span text:style-name="T24"> </text:span><text:span text:style-name="T8">=0 до <text:s text:c="2"/></text:span><text:span text:style-name="T18">t</text:span><text:span text:style-name="T25">finish</text:span><text:span text:style-name="T8"> = 10 с шагом по времени </text:span><text:span text:style-name="T18">t</text:span><text:span text:style-name="T8">=0.1</text:span><text:span text:style-name="T27"> </text:span><text:span text:style-name="T26">если эволюция вектора x(t) описывается СЛАУ, </text:span><text:span text:style-name="T8">Ах(</text:span><text:span text:style-name="T18">t</text:span><text:span text:style-name="T8">) = </text:span><text:span text:style-name="T18">b</text:span><text:span text:style-name="T8">(</text:span><text:span text:style-name="T18">t</text:span><text:span text:style-name="T8">)</text:span></text:p>
      <text:p text:style-name="P5"><text:span text:style-name="T8">Сравнить эффективность алгоритмов с применением методов: </text:span><text:span text:style-name="T18">scipy</text:span><text:span text:style-name="T8">.</text:span><text:span text:style-name="T18">linalg</text:span><text:span text:style-name="T8">.</text:span><text:span text:style-name="T18">solve</text:span><text:span text:style-name="T8">, </text:span><text:span text:style-name="T18">scipy</text:span><text:span text:style-name="T8">.</text:span><text:span text:style-name="T18">linalg</text:span><text:span text:style-name="T8">.</text:span><text:span text:style-name="T18">lu</text:span><text:span text:style-name="T8">_</text:span><text:span text:style-name="T18">solve</text:span><text:span text:style-name="T8"> и </text:span><text:span text:style-name="T18">scipy</text:span><text:span text:style-name="T8">.</text:span><text:span text:style-name="T18">linalg</text:span><text:span text:style-name="T8">.</text:span><text:span text:style-name="T18">inv</text:span><text:span text:style-name="T8">(нахождение обратной матрицы)</text:span></text:p>
      <text:p text:style-name="P10"/>
      <text:p text:style-name="P12"/>
      <text:p text:style-name="P31"><text:tab/>Код:</text:p>
      <text:p text:style-name="P14"><text:tab/>Задача 1. <text:span text:style-name="T29">Объём цилиндра.</text:span></text:p>
      <text:p text:style-name="P17">from math import pi</text:p>
      <text:p text:style-name="P17"/>
      <text:p text:style-name="P17">def calculate (R, L):</text:p>
      <text:p text:style-name="P17"><text:tab/>volume = pi * R * R * L</text:p>
      <text:p text:style-name="P17"><text:tab/>return ('Volume of cylinder is: ' + str(volume))</text:p>
      <text:p text:style-name="P17">R = int(input('Please Enter the Radius of Cylinder: '))</text:p>
      <text:p text:style-name="P17">L = int(input('Please Enter the Height of Celinder: '))</text:p>
      <text:p text:style-name="P17">print ("pi=")</text:p>
      <text:p text:style-name="P17">print (pi)</text:p>
      <text:p text:style-name="P17">print (calculate(R, L))</text:p>
      <text:p text:style-name="P17"/>
      <text:p text:style-name="P16"><text:tab/>Задача 2. <text:s/><text:span text:style-name="T31">М</text:span><text:span text:style-name="T30">етод деления отрезка, метод Ньютона, метод секущих и метод Брента.</text:span></text:p>
      <text:p text:style-name="P17">import timeit</text:p>
      <text:p text:style-name="P17">import numpy as np</text:p>
      <text:p text:style-name="P17">import scipy.optimize as optimize</text:p>
      <text:p text:style-name="P17">import time</text:p>
      <text:p text:style-name="P17"/>
      <text:p text:style-name="P17">def f(x): </text:p>
      <text:p text:style-name="P17"><text:s text:c="4"/>return np.cos(x)/(1.+x**2)</text:p>
      <text:p text:style-name="P17"/>
      <text:p text:style-name="P17">def fprime(x):</text:p>
      <text:p text:style-name="P17"><text:s text:c="4"/>return (-(x**2+1.)*np.sin(x)-2.*x*np.cos(x))/(x**2+1)**2</text:p>
      <text:p text:style-name="P17"/>
      <text:p text:style-name="P17">print ("time of calculations:")</text:p>
      <text:p text:style-name="P17"/>
      <text:p text:style-name="P17"># метод деления отрезка</text:p>
      <text:p text:style-name="P17">start_time = time.time()</text:p>
      <text:p text:style-name="P17">for i in <text:s/>range (100):</text:p>
      <text:p text:style-name="P17"><text:tab/>bisect_x = optimize.bisect(f, 0.1, 2.4)</text:p>
      <text:p text:style-name="P17">print("bisect - %s sec" % (time.time() - start_time))</text:p>
      <text:p text:style-name="P17"/>
      <text:p text:style-name="P17"># метод Ньютона с заданием производной</text:p>
      <text:p text:style-name="P17">start_time = time.time()</text:p>
      <text:p text:style-name="P17">for i in <text:s/>range (100):</text:p>
      <text:p text:style-name="P17"><text:tab/>newton_x = optimize.newton(f, 1.2, fprime)</text:p>
      <text:p text:style-name="P17">print("newton - %s sec" % (time.time() - start_time))</text:p>
      <text:p text:style-name="P17"/>
      <text:p text:style-name="P17"># метод секущих</text:p>
      <text:p text:style-name="P17">start_time = time.time()</text:p>
      <text:p text:style-name="P17">for i in <text:s/>range (100):</text:p>
      <text:p text:style-name="P17"><text:tab/>secant_x = optimize.newton(f, 1.2)</text:p>
      <text:p text:style-name="P17">print("secant - %s sec" % (time.time() - start_time))</text:p>
      <text:p text:style-name="P17"/>
      <text:p text:style-name="P17"># метод Брента</text:p>
      <text:p text:style-name="P17">start_time = time.time()</text:p>
      <text:p text:style-name="P17">for i in <text:s/>range (100):</text:p>
      <text:p text:style-name="P17"><text:tab/>brentq_x = optimize.brentq(f, 0.1, 2.4)</text:p>
      <text:p text:style-name="P19">print("brentq - %s sec" % (time.time() - start_time))</text:p>
      <text:p text:style-name="P19"><text:soft-page-break/><text:span text:style-name="T12"><text:tab/>Задача 3. </text:span><text:span text:style-name="T13">Решение системы.</text:span></text:p>
      <text:p text:style-name="P17">import scipy.linalg</text:p>
      <text:p text:style-name="P17">import numpy as np</text:p>
      <text:p text:style-name="P17"/>
      <text:p text:style-name="P17">A=np.zeros((15,15))</text:p>
      <text:p text:style-name="P17">i,j=np.indices(A.shape)</text:p>
      <text:p text:style-name="P17"/>
      <text:p text:style-name="P17">A[i==j]=1</text:p>
      <text:p text:style-name="P17">A[i==j+1]=1</text:p>
      <text:p text:style-name="P17">A[i==j+2]=1</text:p>
      <text:p text:style-name="P17"/>
      <text:p text:style-name="P17">print (A);</text:p>
      <text:p text:style-name="P17">B=np.arange(15)</text:p>
      <text:p text:style-name="P17">C=np.linalg.solve(A,B)</text:p>
      <text:p text:style-name="P17">print (B)</text:p>
      <text:p text:style-name="P17">print (С)</text:p>
      <text:p text:style-name="P17"/>
      <text:p text:style-name="P15"><text:tab/>Задача 4. <text:s/><text:span text:style-name="T29">Э</text:span>ффективность алгоритмов с применением методов: scipy.linalg.solve, scipy.linalg.lu_solve и scipy.linalg.inv.</text:p>
      <text:p text:style-name="P17">import scipy.linalg as lng </text:p>
      <text:p text:style-name="P17">import numpy as np</text:p>
      <text:p text:style-name="P17">import time</text:p>
      <text:p text:style-name="P17">N = 5</text:p>
      <text:p text:style-name="P17">A = np.random.random((N,N))</text:p>
      <text:p text:style-name="P17">k = np.arange(N)</text:p>
      <text:p text:style-name="P17">b = np.zeros(N)</text:p>
      <text:p text:style-name="P17"/>
      <text:p text:style-name="P17">for l in range(0,3): print ('.')</text:p>
      <text:p text:style-name="P17"/>
      <text:p text:style-name="P17"># scipy.linalg.solve</text:p>
      <text:p text:style-name="P17">for t in np.linspace(0.,0.1,5):</text:p>
      <text:p text:style-name="P17"><text:s text:c="4"/>b = k/(1.+ k * t) </text:p>
      <text:p text:style-name="P17"><text:s text:c="4"/>res1 = lng.solve(A,b)</text:p>
      <text:p text:style-name="P17">start_time =time.time()</text:p>
      <text:p text:style-name="P17">for i in <text:s/>range (100):</text:p>
      <text:p text:style-name="P17"><text:s text:c="4"/>lng.solve(A,b)</text:p>
      <text:p text:style-name="P17">print("scipy.linalg.solve - %s sec" % (time.time()-start_time))</text:p>
      <text:p text:style-name="P17"/>
      <text:p text:style-name="P17"># scipy.linalg.lu_solve</text:p>
      <text:p text:style-name="P17">lu,piv = lng.lu_factor(A)</text:p>
      <text:p text:style-name="P17">for t in np.linspace(0.,0.1,5):</text:p>
      <text:p text:style-name="P17"><text:s text:c="4"/>b = k/(1.+ k * t) </text:p>
      <text:p text:style-name="P17"><text:s text:c="4"/>res2 = lng.lu_solve((lu,piv), b)</text:p>
      <text:p text:style-name="P17">start_time =time.time()</text:p>
      <text:p text:style-name="P17">for i in <text:s/>range (100):</text:p>
      <text:p text:style-name="P17"><text:s text:c="4"/>lng.lu_solve((lu,piv), b) <text:s/></text:p>
      <text:p text:style-name="P17">print("scipy.linalg.lu_solve - %s sec" % (time.time()-start_time))</text:p>
      <text:p text:style-name="P17"/>
      <text:p text:style-name="P17"># scipy.linalg.inv (нахождение обратной матрицы)</text:p>
      <text:p text:style-name="P17">A2 = lng.inv(A) #обратная матрица</text:p>
      <text:p text:style-name="P17">for t in np.linspace(0.,0.1,5):</text:p>
      <text:p text:style-name="P17"><text:s text:c="4"/>b = k/(1.+ k * t) </text:p>
      <text:p text:style-name="P17"><text:soft-page-break/><text:s text:c="4"/>res3 = np.dot(A2,b) </text:p>
      <text:p text:style-name="P17">start_time =time.time()</text:p>
      <text:p text:style-name="P17">for i in <text:s/>range (100):</text:p>
      <text:p text:style-name="P17"><text:s text:c="4"/>np.dot(A2,b)</text:p>
      <text:p text:style-name="P17">print("scipy.linalg.inv - %s sec" % (time.time()-start_time))</text:p>
      <text:p text:style-name="P17"/>
      <text:p text:style-name="P18">for l in range(0,3): print ('.')</text:p>
      <text:p text:style-name="P13"/>
      <text:p text:style-name="P13"><text:tab/>Выводы: <text:s/></text:p>
      <text:p text:style-name="P8"><text:span text:style-name="T9"><text:tab/>В ходе лабораторной рабыоты мы научились </text:span><text:span text:style-name="T8">применять методы решения систем линейных алгебраических уравнений для решения динамических задач математической физики. </text:span><text:span text:style-name="T9">Во второй задаче практическим методом выяснили, что наименьшую скорость расчёта имеет метод Ньютона. А в четвёртой задаче самым эффективным методом оказался scipy.linalg.inv(нахождение обратной матрицы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3" style:font-family-complex="FreeSans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pl-k" style:family="text"/>
    <style:style style:name="pl-c1" style:family="text"/>
    <style:style style:name="pl-c" style:family="text"/>
    <style:style style:name="pl-en" style:family="text"/>
    <style:style style:name="pl-smi" style:family="text"/>
    <style:style style:name="pl-s" style:family="text"/>
    <style:style style:name="pl-pd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a</meta:initial-creator>
    <meta:creation-date>2018-05-26T00:04:00</meta:creation-date>
    <dc:date>2018-06-02T14:06:29.075582957</dc:date>
    <meta:editing-cycles>12</meta:editing-cycles>
    <meta:editing-duration>PT20M36S</meta:editing-duration>
    <meta:generator>LibreOffice/5.1.6.2$Linux_X86_64 LibreOffice_project/10m0$Build-2</meta:generator>
    <meta:document-statistic meta:table-count="0" meta:image-count="0" meta:object-count="0" meta:page-count="5" meta:paragraph-count="119" meta:word-count="610" meta:character-count="4792" meta:non-whitespace-character-count="3890"/>
  </office:meta>
</office:document-meta>
</file>